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/>
    <style:font-face style:name="游明朝1" svg:font-family="游明朝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49cm" style:rel-column-width="16380*"/>
    </style:style>
    <style:style style:name="表格1.B" style:family="table-column">
      <style:table-column-properties style:column-width="2.551cm" style:rel-column-width="9831*"/>
    </style:style>
    <style:style style:name="表格1.C" style:family="table-column">
      <style:table-column-properties style:column-width="1.702cm" style:rel-column-width="6562*"/>
    </style:style>
    <style:style style:name="表格1.D" style:family="table-column">
      <style:table-column-properties style:column-width="0.848cm" style:rel-column-width="3269*"/>
    </style:style>
    <style:style style:name="表格1.F" style:family="table-column">
      <style:table-column-properties style:column-width="0.847cm" style:rel-column-width="3266*"/>
    </style:style>
    <style:style style:name="表格1.G" style:family="table-column">
      <style:table-column-properties style:column-width="0.358cm" style:rel-column-width="1380*"/>
    </style:style>
    <style:style style:name="表格1.H" style:family="table-column">
      <style:table-column-properties style:column-width="1.346cm" style:rel-column-width="5185*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H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B6" style:family="table-cell">
      <style:table-cell-properties fo:padding="0.097cm" fo:border-left="0.5pt solid #000000" fo:border-right="0.5pt solid #000000" fo:border-top="none" fo:border-bottom="0.5pt solid #000000"/>
    </style:style>
    <style:style style:name="表格1.12" style:family="table-row">
      <style:table-row-properties style:min-row-height="0.9cm"/>
    </style:style>
    <style:style style:name="表格1.13" style:family="table-row">
      <style:table-row-properties style:min-row-height="1.998cm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style:font-name-asian="游ゴシック"/>
    </style:style>
    <style:style style:name="P3" style:family="paragraph" style:parent-style-name="Standard">
      <style:text-properties style:font-name="游ゴシック" style:font-name-asian="游ゴシック"/>
    </style:style>
    <style:style style:name="P4" style:family="paragraph" style:parent-style-name="Standard">
      <style:paragraph-properties fo:break-before="page"/>
      <style:text-properties style:font-name="游ゴシック" style:font-name-asian="游ゴシック"/>
    </style:style>
    <style:style style:name="P5" style:family="paragraph" style:parent-style-name="Standard">
      <style:text-properties style:font-name="游ゴシック" officeooo:paragraph-rsid="00444c5d" style:font-name-asian="游ゴシック"/>
    </style:style>
    <style:style style:name="P6" style:family="paragraph" style:parent-style-name="Table_20_Contents">
      <style:text-properties style:font-name="游ゴシック" style:font-name-asian="游ゴシック" style:language-asian="zh" style:country-asian="TW"/>
    </style:style>
    <style:style style:name="P7" style:family="paragraph" style:parent-style-name="Table_20_Contents">
      <style:paragraph-properties fo:text-align="center" style:justify-single-word="false"/>
      <style:text-properties style:font-name="游ゴシック" officeooo:paragraph-rsid="00280735" style:font-name-asian="游ゴシック" style:language-asian="zh" style:country-asian="TW"/>
    </style:style>
    <style:style style:name="P8" style:family="paragraph" style:parent-style-name="Table_20_Contents">
      <style:paragraph-properties fo:text-align="center" style:justify-single-word="false"/>
      <style:text-properties style:font-name="游ゴシック" officeooo:paragraph-rsid="00444c5d" style:font-name-asian="游ゴシック" style:language-asian="zh" style:country-asian="TW"/>
    </style:style>
    <style:style style:name="P9" style:family="paragraph" style:parent-style-name="Table_20_Contents">
      <style:text-properties style:font-name="游ゴシック" officeooo:paragraph-rsid="00444c5d" style:font-name-asian="游ゴシック" style:language-asian="zh" style:country-asian="TW"/>
    </style:style>
    <style:style style:name="P10" style:family="paragraph" style:parent-style-name="Table_20_Contents">
      <style:text-properties style:font-name="游ゴシック" officeooo:paragraph-rsid="002e4f53" style:font-name-asian="游ゴシック" style:language-asian="zh" style:country-asian="TW"/>
    </style:style>
    <style:style style:name="P11" style:family="paragraph" style:parent-style-name="Table_20_Contents">
      <style:text-properties style:font-name="游ゴシック" officeooo:paragraph-rsid="001c18d1" style:font-name-asian="游ゴシック" style:language-asian="zh" style:country-asian="TW" style:font-name-complex="游明朝"/>
    </style:style>
    <style:style style:name="P12" style:family="paragraph" style:parent-style-name="Table_20_Contents">
      <style:text-properties style:font-name="游ゴシック" officeooo:paragraph-rsid="001754b2" style:font-name-asian="游ゴシック" style:language-asian="zh" style:country-asian="TW"/>
    </style:style>
    <style:style style:name="P13" style:family="paragraph" style:parent-style-name="Table_20_Contents">
      <style:text-properties style:font-name="游ゴシック" officeooo:rsid="0029c0d7" officeooo:paragraph-rsid="0029c0d7" style:font-name-asian="游ゴシック" style:language-asian="zh" style:country-asian="TW"/>
    </style:style>
    <style:style style:name="P14" style:family="paragraph" style:parent-style-name="Table_20_Contents">
      <style:text-properties style:font-name="游ゴシック" officeooo:paragraph-rsid="001c18d1" style:font-name-asian="游ゴシック" style:language-asian="zh" style:country-asian="TW"/>
    </style:style>
    <style:style style:name="P15" style:family="paragraph" style:parent-style-name="Table_20_Contents">
      <style:text-properties style:font-name="游ゴシック" officeooo:rsid="00165881" officeooo:paragraph-rsid="001c18d1" style:font-name-asian="游ゴシック" style:language-asian="zh" style:country-asian="TW"/>
    </style:style>
    <style:style style:name="P16" style:family="paragraph" style:parent-style-name="Table_20_Contents">
      <style:text-properties style:font-name="游ゴシック" officeooo:rsid="00348491" officeooo:paragraph-rsid="00348491" style:font-name-asian="游ゴシック" style:language-asian="zh" style:country-asian="TW"/>
    </style:style>
    <style:style style:name="P17" style:family="paragraph" style:parent-style-name="Table_20_Contents">
      <style:text-properties style:font-name="游ゴシック" officeooo:paragraph-rsid="001d6d6f" style:font-name-asian="游ゴシック" style:language-asian="zh" style:country-asian="TW"/>
    </style:style>
    <style:style style:name="P18" style:family="paragraph" style:parent-style-name="Table_20_Contents">
      <style:text-properties style:font-name="游ゴシック" officeooo:paragraph-rsid="004b288f" style:font-name-asian="游ゴシック" style:language-asian="zh" style:country-asian="TW"/>
    </style:style>
    <style:style style:name="P19" style:family="paragraph" style:parent-style-name="Table_20_Contents">
      <style:text-properties style:font-name="游ゴシック" officeooo:rsid="001c18d1" officeooo:paragraph-rsid="001c18d1" style:font-name-asian="游ゴシック" style:language-asian="zh" style:country-asian="TW"/>
    </style:style>
    <style:style style:name="P20" style:family="paragraph" style:parent-style-name="Table_20_Contents">
      <style:text-properties style:font-name="游ゴシック" officeooo:paragraph-rsid="0055508e" style:font-name-asian="游ゴシック" style:language-asian="zh" style:country-asian="TW"/>
    </style:style>
    <style:style style:name="P21" style:family="paragraph" style:parent-style-name="Table_20_Contents">
      <style:text-properties style:font-name="游ゴシック" style:font-name-asian="游ゴシック"/>
    </style:style>
    <style:style style:name="P22" style:family="paragraph" style:parent-style-name="Table_20_Contents">
      <style:text-properties style:font-name="游ゴシック" officeooo:paragraph-rsid="001c18d1" style:font-name-asian="游ゴシック"/>
    </style:style>
    <style:style style:name="P23" style:family="paragraph" style:parent-style-name="Table_20_Contents">
      <style:text-properties style:font-name="游ゴシック" officeooo:paragraph-rsid="0055508e" style:font-name-asian="游ゴシック"/>
    </style:style>
    <style:style style:name="P24" style:family="paragraph" style:parent-style-name="Standard">
      <style:text-properties style:font-name="游ゴシック" fo:font-size="9pt" officeooo:rsid="001585e0" officeooo:paragraph-rsid="001585e0" style:font-name-asian="游ゴシック" style:font-size-asian="9pt" style:language-asian="zh" style:country-asian="TW" style:font-size-complex="9pt"/>
    </style:style>
    <style:style style:name="P25" style:family="paragraph" style:parent-style-name="Standard">
      <style:text-properties style:font-name="游ゴシック" fo:font-size="9pt" officeooo:rsid="001585e0" officeooo:paragraph-rsid="001585e0" style:font-name-asian="游ゴシック" style:font-size-asian="9pt" style:language-asian="zh" style:country-asian="TW" style:font-name-complex="游明朝" style:font-size-complex="9pt"/>
    </style:style>
    <style:style style:name="P26" style:family="paragraph" style:parent-style-name="Standard">
      <style:text-properties style:font-name="游ゴシック" fo:font-size="9pt" officeooo:rsid="001585e0" officeooo:paragraph-rsid="001d6d6f" style:font-name-asian="游ゴシック" style:font-size-asian="9pt" style:language-asian="zh" style:country-asian="TW" style:font-name-complex="游明朝" style:font-size-complex="9pt"/>
    </style:style>
    <style:style style:name="P27" style:family="paragraph" style:parent-style-name="Standard">
      <style:text-properties style:font-name="游ゴシック" fo:font-size="9pt" officeooo:rsid="001585e0" officeooo:paragraph-rsid="002e4f53" style:font-name-asian="游ゴシック" style:font-size-asian="9pt" style:language-asian="zh" style:country-asian="TW" style:font-name-complex="游明朝" style:font-size-complex="9pt"/>
    </style:style>
    <style:style style:name="P28" style:family="paragraph" style:parent-style-name="Table_20_Contents">
      <style:text-properties style:font-name="游ゴシック" fo:font-size="8pt" officeooo:paragraph-rsid="001d6d6f" style:font-name-asian="游ゴシック" style:font-size-asian="8pt" style:language-asian="zh" style:country-asian="TW" style:font-size-complex="8pt"/>
    </style:style>
    <style:style style:name="P29" style:family="paragraph" style:parent-style-name="Table_20_Contents">
      <style:text-properties style:font-name="游ゴシック" fo:font-size="8pt" officeooo:paragraph-rsid="002e4f53" style:font-name-asian="游ゴシック" style:font-size-asian="8pt" style:language-asian="zh" style:country-asian="TW" style:font-size-complex="8pt"/>
    </style:style>
    <style:style style:name="P30" style:family="paragraph" style:parent-style-name="Table_20_Contents">
      <style:text-properties style:font-name="游ゴシック" fo:font-size="8pt" style:font-name-asian="游ゴシック" style:font-size-asian="8pt" style:language-asian="zh" style:country-asian="TW" style:font-size-complex="8pt"/>
    </style:style>
    <style:style style:name="P31" style:family="paragraph" style:parent-style-name="Table_20_Contents">
      <style:text-properties style:font-name="游ゴシック" fo:font-size="10.5pt" officeooo:paragraph-rsid="0055508e" style:font-name-asian="游ゴシック" style:font-size-asian="10.5pt" style:font-size-complex="10.5pt"/>
    </style:style>
    <style:style style:name="P32" style:family="paragraph" style:parent-style-name="Table_20_Contents">
      <style:text-properties style:font-name="游ゴシック" fo:font-size="10.5pt" officeooo:paragraph-rsid="0055508e" style:font-name-asian="游ゴシック" style:font-size-asian="10.5pt" style:language-asian="zh" style:country-asian="TW" style:font-size-complex="10.5pt"/>
    </style:style>
    <style:style style:name="P33" style:family="paragraph" style:parent-style-name="Standard">
      <style:paragraph-properties fo:break-before="page"/>
      <style:text-properties style:font-name="Liberation Serif" officeooo:paragraph-rsid="00556e9a" style:font-name-asian="游ゴシック"/>
    </style:style>
    <style:style style:name="T1" style:family="text">
      <style:text-properties style:language-asian="zh" style:country-asian="TW"/>
    </style:style>
    <style:style style:name="T2" style:family="text">
      <style:text-properties officeooo:rsid="00360b9d" style:language-asian="zh" style:country-asian="TW"/>
    </style:style>
    <style:style style:name="T3" style:family="text">
      <style:text-properties style:language-asian="zh" style:country-asian="TW" style:font-name-complex="游明朝"/>
    </style:style>
    <style:style style:name="T4" style:family="text">
      <style:text-properties officeooo:rsid="001c18d1" style:language-asian="zh" style:country-asian="TW" style:font-name-complex="游明朝"/>
    </style:style>
    <style:style style:name="T5" style:family="text">
      <style:text-properties officeooo:rsid="00444c5d"/>
    </style:style>
    <style:style style:name="T6" style:family="text">
      <style:text-properties style:font-name-complex="游明朝"/>
    </style:style>
    <style:style style:name="T7" style:family="text">
      <style:text-properties officeooo:rsid="001c18d1" style:font-name-complex="游明朝"/>
    </style:style>
    <style:style style:name="T8" style:family="text">
      <style:text-properties officeooo:rsid="0029d7c9" style:font-name-complex="游明朝"/>
    </style:style>
    <style:style style:name="T9" style:family="text">
      <style:text-properties fo:font-size="9pt" officeooo:rsid="001585e0" style:font-size-asian="9pt" style:language-asian="zh" style:country-asian="TW" style:font-name-complex="游明朝" style:font-size-complex="9pt"/>
    </style:style>
    <style:style style:name="T10" style:family="text">
      <style:text-properties fo:font-size="9pt" officeooo:rsid="003f656d" style:font-size-asian="9pt" style:language-asian="zh" style:country-asian="TW" style:font-name-complex="游明朝" style:font-size-complex="9pt"/>
    </style:style>
    <style:style style:name="T11" style:family="text">
      <style:text-properties fo:font-size="9pt" officeooo:rsid="00534bc3" style:font-size-asian="9pt" style:language-asian="zh" style:country-asian="TW" style:font-name-complex="游明朝" style:font-size-complex="9pt"/>
    </style:style>
    <style:style style:name="T12" style:family="text">
      <style:text-properties fo:font-size="9pt" officeooo:rsid="001bcc1f" style:font-size-asian="9pt" style:language-asian="zh" style:country-asian="TW" style:font-name-complex="游明朝" style:font-size-complex="9pt"/>
    </style:style>
    <style:style style:name="T13" style:family="text">
      <style:text-properties style:font-name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有奈教 </text:span>入教須知</text:p>
      <text:p text:style-name="Standard"/>
      <text:p text:style-name="P3"><text:bookmark text:name="docs-internal-guid-193c5169-7fff-7896-9536-99067084a8b9"/>有奈教五項原則(美德)</text:p>
      <text:p text:style-name="P3">身為有奈教的一員必須要至少遵守前三項</text:p>
      <text:p text:style-name="P3">1.善良</text:p>
      <text:p text:style-name="P3">2.誠實、正直</text:p>
      <text:p text:style-name="P3">3.和平</text:p>
      <text:p text:style-name="P3">4.優雅</text:p>
      <text:p text:style-name="P3">5.勇敢</text:p>
      <text:p text:style-name="P3"/>
      <text:p text:style-name="P3">同時，每一位成員都應遵從教的指揮<text:span text:style-name="T1">。</text:span></text:p>
      <text:p text:style-name="P3"/>
      <text:p text:style-name="P3">關於和平，如果有教外的人<text:span text:style-name="T1">言語</text:span>攻擊，嘲笑或詆毀有奈、有奈教，教並不希望各位直接和對方發生衝突，你可以與他們辯論，但是不應爭論或是發生肢體衝突<text:span text:style-name="T1">。</text:span></text:p>
      <text:p text:style-name="P3"/>
      <text:p text:style-name="P3">在初期，我們並不認識各位，此時繳交的入教金即成為成員的信用保證，如有任何違反前三項原則或反對教領導的人出現時，將會因為他/她的行為被教剔除<text:span text:style-name="T1">。</text:span></text:p>
      <text:p text:style-name="P3"/>
      <text:p text:style-name="P3">只要一直維持原則，各位就能開始建立自己的信用，教也會統計這個相關項目，提升適任者擔任更高的職位<text:span text:style-name="T1">。</text:span></text:p>
      <text:p text:style-name="P3"/>
      <text:p text:style-name="P3">打擊邪惡，為本教的目標，有奈教會因為各位的成員資格為各位的良善人格提供保證，可加以利用，任何狡猾的行為都被嚴格禁止<text:span text:style-name="T1">。</text:span></text:p>
      <text:p text:style-name="P3"/>
      <text:p text:style-name="P3">雖然看起來路程遙遠並且難以達成，只要成員保持自身不受汙染，遵守原則，即可因為你對有奈的信仰而擁有不會後悔的一生<text:span text:style-name="T1">。</text:span></text:p>
      <text:p text:style-name="Standard"/>
      <text:p text:style-name="P1">Version 1.43(9, 25, Ar.6)</text:p>
      <text:p text:style-name="Standard"><text:line-break/></text:p>
      <text:p text:style-name="P4">有奈教 入教申請書<text:span text:style-name="T2"/></text:p>
      <text:p text:style-name="P3"/>
      <text:p text:style-name="P24">1.請詳閱有奈教 入教須知</text:p>
      <text:p text:style-name="P24">2.入教需年滿13歲</text:p>
      <text:p text:style-name="P25">3.入教須繳交定額，新台幣12000元(14歲~24歲女學生7000元)，或個人總財產1%(較高者)做為教的活動資金 ，</text:p>
      <text:p text:style-name="P25">4.有奈教是反駭客、反基督教的組織，申請人不能是駭客或基督徒，也不能是黑道</text:p>
      <text:p text:style-name="P26">5.亦不能同時參與其他宗教組織</text:p>
      <text:p text:style-name="P27">6.撰寫申請書表示你同意有奈教使用以下個人資料作為任意用途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B"/>
        <table:table-column table:style-name="表格1.F"/>
        <table:table-column table:style-name="表格1.G"/>
        <table:table-column table:style-name="表格1.H"/>
        <table:table-column table:style-name="表格1.B"/>
        <table:table-row>
          <table:table-cell table:style-name="表格1.A1" office:value-type="string">
            <text:p text:style-name="P6">姓名</text:p>
            <text:p text:style-name="P28">在有奈教內的名字</text:p>
          </table:table-cell>
          <table:table-cell table:style-name="表格1.A1" table:number-columns-spanned="6" office:value-type="string">
            <text:p text:style-name="P7"><text:line-break/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H1" table:number-rows-spanned="5" table:number-columns-spanned="2" office:value-type="string">
            <text:p text:style-name="P8"/>
            <text:p text:style-name="P8"/>
            <text:p text:style-name="P8"/>
            <text:p text:style-name="P8"><text:span text:style-name="T5">2吋</text:span>照片黏貼處</text:p>
          </table:table-cell>
          <table:covered-table-cell/>
        </table:table-row>
        <table:table-row>
          <table:table-cell table:style-name="表格1.A2" office:value-type="string">
            <text:p text:style-name="P9">性別</text:p>
          </table:table-cell>
          <table:table-cell table:style-name="表格1.A2" table:number-columns-spanned="6" office:value-type="string">
            <text:p text:style-name="P5"><text:span text:style-name="T6">□</text:span><text:span text:style-name="T3">男□女□其他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表格1.H1"/>
          <table:covered-table-cell/>
        </table:table-row>
        <table:table-row>
          <table:table-cell table:style-name="表格1.A2" office:value-type="string">
            <text:p text:style-name="P6">出生日期</text:p>
          </table:table-cell>
          <table:table-cell table:style-name="表格1.A2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 table:style-name="表格1.H1"/>
          <table:covered-table-cell/>
        </table:table-row>
        <table:table-row>
          <table:table-cell table:style-name="表格1.A2" office:value-type="string">
            <text:p text:style-name="P10">目前國籍</text:p>
          </table:table-cell>
          <table:table-cell table:style-name="表格1.A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 table:style-name="表格1.H1"/>
          <table:covered-table-cell/>
        </table:table-row>
        <table:table-row>
          <table:table-cell table:style-name="表格1.A2" office:value-type="string">
            <text:p text:style-name="P10">所屬國姓名</text:p>
            <text:p text:style-name="P29">國內的名字，同姓名可以不寫</text:p>
          </table:table-cell>
          <table:table-cell table:style-name="表格1.A2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 table:style-name="表格1.H1"/>
          <table:covered-table-cell/>
        </table:table-row>
        <table:table-row>
          <table:table-cell table:style-name="表格1.A2" office:value-type="string">
            <text:p text:style-name="P6">居住地址</text:p>
          </table:table-cell>
          <table:table-cell table:style-name="表格1.B6" table:number-columns-spanned="8" office:value-type="string">
            <text:p text:style-name="P21"/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6">婚姻狀況</text:p>
            <text:p text:style-name="P30">如果你正處於一個婚姻狀態，我們建議你得到配偶的同意後再加入有奈教 </text:p>
          </table:table-cell>
          <table:table-cell table:style-name="表格1.A1" table:number-columns-spanned="2" office:value-type="string">
            <text:p text:style-name="P22"><text:span text:style-name="T6">□</text:span>單身 <text:span text:style-name="T6">□</text:span><text:span text:style-name="T3">已婚</text:span></text:p>
            <text:p text:style-name="P11">□離婚 □喪偶</text:p>
          </table:table-cell>
          <table:covered-table-cell/>
          <table:table-cell table:style-name="表格1.A1" table:number-columns-spanned="3" office:value-type="string">
            <text:p text:style-name="P12">手機號碼</text:p>
          </table:table-cell>
          <table:covered-table-cell/>
          <table:covered-table-cell/>
          <table:table-cell table:style-name="表格1.H1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table-cell table:style-name="表格1.A2" office:value-type="string">
            <text:p text:style-name="P14"><text:span text:style-name="T13">Twitter</text:span>帳號 </text:p>
          </table:table-cell>
          <table:table-cell table:style-name="表格1.A2" table:number-columns-spanned="2" office:value-type="string">
            <text:p text:style-name="P22"/>
          </table:table-cell>
          <table:covered-table-cell/>
          <table:table-cell table:style-name="表格1.A2" table:number-columns-spanned="3" office:value-type="string">
            <text:p text:style-name="P15"><text:span text:style-name="T13">Line</text:span>帳號</text:p>
          </table:table-cell>
          <table:covered-table-cell/>
          <table:covered-table-cell/>
          <table:table-cell table:style-name="表格1.B6" table:number-columns-spanned="3" office:value-type="string">
            <text:p text:style-name="P21"/>
          </table:table-cell>
          <table:covered-table-cell/>
          <table:covered-table-cell/>
        </table:table-row>
        <table:table-row>
          <table:table-cell table:style-name="表格1.A2" office:value-type="string">
            <text:p text:style-name="P16">電子信箱</text:p>
          </table:table-cell>
          <table:table-cell table:style-name="表格1.B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17">知名程度 </text:p>
          </table:table-cell>
          <table:table-cell table:style-name="表格1.B6" table:number-columns-spanned="8" office:value-type="string">
            <text:p text:style-name="P22"><text:span text:style-name="T3">□</text:span>非常有名，明星、常上電視</text:p>
            <text:p text:style-name="P22"><text:span text:style-name="T3">□</text:span>小有名氣，網紅、企業家、名師</text:p>
            <text:p text:style-name="P22"><text:span text:style-name="T3">□</text:span>普通人，有一些朋友、上班族、學生</text:p>
            <text:p text:style-name="P22"><text:span text:style-name="T3">□</text:span>沒名氣，宅男、宅女、除了家人以外沒人重視我的存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14">入教原因</text:p>
          </table:table-cell>
          <table:table-cell table:style-name="表格1.B6" table:number-columns-spanned="8" office:value-type="string">
            <text:p text:style-name="P22"><text:span text:style-name="T3">□</text:span>駭客相關，因為駭客行為看了不該看的東西，希望能求得原諒</text:p>
            <text:p text:style-name="P22"><text:span text:style-name="T3">□</text:span>謊言相關，說了沒有辦法善後的謊，希望能得到救贖</text:p>
            <text:p text:style-name="P22"><text:span text:style-name="T3">□</text:span>惡事相關，做了不應該做的事(不含殺人)，希望能得到解救</text:p>
            <text:p text:style-name="P22"><text:span text:style-name="T3">□</text:span>嘲笑、霸凌相關，以前曾經欺負過別人，希望能得到對方的諒解</text:p>
            <text:p text:style-name="P22"><text:span text:style-name="T3">□</text:span>我完全是一個好人，希望能得到有奈教的庇護和保證</text:p>
            <text:p text:style-name="P22"><text:span text:style-name="T3">□</text:span>我不是很確定什麼是對的，有奈教給我方向和安全感(學生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2" office:value-type="string">
            <text:p text:style-name="P18">教內職位相關問題</text:p>
            <text:p text:style-name="P18">(可複選) </text:p>
          </table:table-cell>
          <table:table-cell table:style-name="表格1.B6" table:number-columns-spanned="8" office:value-type="string">
            <text:p text:style-name="P22"><text:span text:style-name="T3">□</text:span>我有清廉的節操，適合成為人的模範</text:p>
            <text:p text:style-name="P19"><text:span text:style-name="T6">□</text:span>我有強韌的意志，適合挑戰困難</text:p>
            <text:p text:style-name="P19"><text:span text:style-name="T6">□</text:span>我懂得順服與服從，適合待人處事</text:p>
            <text:p text:style-name="P19"><text:span text:style-name="T6">□</text:span>我有漂亮的外表，適合令人賞心悅目</text:p>
            <text:p text:style-name="P19"><text:span text:style-name="T6">□</text:span>我有優異的工作技能，適合幫助他人</text:p>
            <text:p text:style-name="P19"><text:span text:style-name="T6">□</text:span>我擅長格鬥、近距離擊倒對手，適合打擊壞人</text:p>
            <text:p text:style-name="P19"><text:soft-page-break/><text:span text:style-name="T6">□</text:span>我沒有特別有自信的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3">
          <table:table-cell table:style-name="表格1.A2" office:value-type="string">
            <text:p text:style-name="P20">所會語言(中等以上) </text:p>
          </table:table-cell>
          <table:table-cell table:style-name="表格1.B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2" office:value-type="string">
            <text:p text:style-name="P20">工作技能(中等以上)</text:p>
          </table:table-cell>
          <table:table-cell table:style-name="表格1.A2" office:value-type="string">
            <text:p text:style-name="P23"><text:span text:style-name="T4">□</text:span>電機</text:p>
            <text:p text:style-name="P23"><text:span text:style-name="T4">□</text:span>機械</text:p>
            <text:p text:style-name="P23"><text:span text:style-name="T4">□</text:span>建築</text:p>
            <text:p text:style-name="P23"><text:span text:style-name="T4">□</text:span>醫學</text:p>
            <text:p text:style-name="P23"><text:span text:style-name="T4">□</text:span>程式</text:p>
            <text:p text:style-name="P23"><text:span text:style-name="T4">□</text:span>繪圖</text:p>
          </table:table-cell>
          <table:table-cell table:style-name="表格1.A2" table:number-columns-spanned="2" office:value-type="string">
            <text:p text:style-name="P23"><text:span text:style-name="T4">□</text:span>音樂</text:p>
            <text:p text:style-name="P23"><text:span text:style-name="T4">□</text:span>企劃、設計</text:p>
            <text:p text:style-name="P23"><text:span text:style-name="T4">□</text:span>文書</text:p>
            <text:p text:style-name="P23"><text:span text:style-name="T4">□</text:span>烹飪</text:p>
            <text:p text:style-name="P23"><text:span text:style-name="T4">□</text:span>歷史</text:p>
            <text:p text:style-name="P23"><text:span text:style-name="T4">□</text:span>哲學</text:p>
          </table:table-cell>
          <table:covered-table-cell/>
          <table:table-cell table:style-name="表格1.A2" office:value-type="string">
            <text:p text:style-name="P23"><text:span text:style-name="T4">□</text:span>護理</text:p>
            <text:p text:style-name="P23"><text:span text:style-name="T4">□</text:span>數學</text:p>
            <text:p text:style-name="P23"><text:span text:style-name="T4">□</text:span>物理</text:p>
            <text:p text:style-name="P23"><text:span text:style-name="T4">□</text:span>化學</text:p>
            <text:p text:style-name="P23"><text:span text:style-name="T4">□</text:span>農業</text:p>
            <text:p text:style-name="P23"><text:span text:style-name="T4">□</text:span>畜牧</text:p>
          </table:table-cell>
          <table:table-cell table:style-name="表格1.A2" table:number-columns-spanned="3" office:value-type="string">
            <text:p text:style-name="P31"><text:span text:style-name="T4">□</text:span>養殖</text:p>
            <text:p text:style-name="P31"><text:span text:style-name="T4">□</text:span>食品加工</text:p>
            <text:p text:style-name="P31"><text:span text:style-name="T4">□</text:span>戰鬥技巧</text:p>
            <text:p text:style-name="P31"><text:span text:style-name="T4">□</text:span>游泳</text:p>
            <text:p text:style-name="P32"><text:span text:style-name="T7">□</text:span><text:span text:style-name="T8">________</text:span></text:p>
            <text:p text:style-name="P32"><text:span text:style-name="T7">□</text:span><text:span text:style-name="T8">________</text:span></text:p>
          </table:table-cell>
          <table:covered-table-cell/>
          <table:covered-table-cell/>
          <table:table-cell table:style-name="表格1.B6" office:value-type="string">
            <text:p text:style-name="P32"><text:span text:style-name="T7">□</text:span><text:span text:style-name="T8">________</text:span></text:p>
            <text:p text:style-name="P32"><text:span text:style-name="T7">□</text:span><text:span text:style-name="T8">________</text:span></text:p>
            <text:p text:style-name="P32"><text:span text:style-name="T7">□</text:span><text:span text:style-name="T8">________</text:span></text:p>
            <text:p text:style-name="P32"><text:span text:style-name="T7">□</text:span><text:span text:style-name="T8">________</text:span></text:p>
            <text:p text:style-name="P32"><text:span text:style-name="T7">□</text:span><text:span text:style-name="T8">________</text:span></text:p>
            <text:p text:style-name="P32"><text:span text:style-name="T7">□</text:span><text:span text:style-name="T8">________</text:span></text:p>
          </table:table-cell>
        </table:table-row>
      </table:table>
      <text:p text:style-name="P33"><text:span text:style-name="T9">Version 1.</text:span><text:span text:style-name="T10">00</text:span><text:span text:style-name="T9">(</text:span><text:span text:style-name="T11">8</text:span><text:span text:style-name="T9">, </text:span><text:span text:style-name="T11">4</text:span><text:span text:style-name="T9">, Ar.</text:span><text:span text:style-name="T12">7</text:span><text:span text:style-name="T9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/>
    <style:font-face style:name="游明朝1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1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游明朝1" style:font-family-asian="游明朝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1:17:08.424000000</meta:creation-date>
    <dc:date>2024-08-04T12:10:08.435000000</dc:date>
    <meta:editing-duration>PT2H32M8S</meta:editing-duration>
    <meta:editing-cycles>59</meta:editing-cycles>
    <meta:generator>LibreOffice/7.6.6.3$Windows_X86_64 LibreOffice_project/d97b2716a9a4a2ce1391dee1765565ea469b0ae7</meta:generator>
    <meta:document-statistic meta:table-count="1" meta:image-count="0" meta:object-count="0" meta:page-count="4" meta:paragraph-count="96" meta:word-count="1118" meta:character-count="1274" meta:non-whitespace-character-count="1255"/>
  </office:meta>
</office:document-meta>
</file>